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artifakt-element" svg:font-family="artifakt-elemen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" fo:font-size="9.75pt" fo:letter-spacing="normal" fo:font-style="normal" fo:font-weight="normal" officeooo:paragraph-rsid="000f22b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" fo:font-size="9.75pt" fo:letter-spacing="normal" fo:font-style="normal" fo:font-weight="normal" officeooo:rsid="000f22b4" officeooo:paragraph-rsid="000f22b4"/>
    </style:style>
    <style:style style:name="T1" style:family="text">
      <style:text-properties officeooo:rsid="000f22b4"/>
    </style:style>
    <style:style style:name="T2" style:family="text">
      <style:text-properties fo:color="#34495e" style:font-name="artifakt-element" fo:font-size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nicleia Mendes de Andrade </text:p>
      <text:p text:style-name="P1">Noemi Cavalcanti Almeida</text:p>
      <text:p text:style-name="P1"/>
      <text:p text:style-name="P2">EXERCICIOS AC</text:p>
      <text:p text:style-name="P2"/>
      <text:p text:style-name="P1"><text:span text:style-name="T1">EXE 1 -</text:span><text:span text:style-name="T2">https://www.tinkercad.com/things/e5wDXgMUbza</text:span></text:p>
      <text:p text:style-name="P1"><text:span text:style-name="T1">EXE 2 - </text:span><text:span text:style-name="T2">https://www.tinkercad.com/things/3uFohM5n1cV</text:span></text:p>
      <text:p text:style-name="P1"><text:span text:style-name="T1">EXE 3 - </text:span><text:span text:style-name="T2">https://www.tinkercad.com/things/717tBKfUQd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artifakt-element" svg:font-family="artifakt-elemen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3:58:28.651800433</meta:creation-date>
    <dc:date>2019-09-30T00:00:37.636049086</dc:date>
    <meta:editing-duration>PT2M13S</meta:editing-duration>
    <meta:editing-cycles>1</meta:editing-cycles>
    <meta:document-statistic meta:table-count="0" meta:image-count="0" meta:object-count="0" meta:page-count="1" meta:paragraph-count="6" meta:word-count="20" meta:character-count="220" meta:non-whitespace-character-count="205"/>
    <meta:generator>LibreOffice/6.0.7.3$Linux_X86_64 LibreOffice_project/00m0$Build-3</meta:generator>
  </office:meta>
</office:document-meta>
</file>